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wmProperties.calcRootDir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wmProperties.getClassesDi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wmProperties.RwmProperties( File propsFile ,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wmProperties.getUrlAsString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wmProperties.getSpringProperti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wmProperties.getCocoon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wmProperties.getExcludedLibProp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